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DFShading.equals( Object obj )</text:p>
          </table:table-cell>
          <table:table-cell office:value-type="float" office:value="37">
            <text:p text:style-name="Table_20_Contents">37</text:p>
          </table:table-cell>
          <table:table-cell office:value-type="float" office:value="36">
            <text:p text:style-name="Table_20_Contents">36</text:p>
          </table:table-cell>
          <table:table-cell office:value-type="float" office:value="94">
            <text:p text:style-name="Table_20_Contents">94</text:p>
          </table:table-cell>
        </table:table-row>
        <table:table-row>
          <table:table-cell office:value-type="string">
            <text:p text:style-name="Table_20_Contents">PDFShading.PDFShading( int theShadingType , PDFDeviceColorSpace theColorSpace , List theBackground , List theBBox , boolean theAntiAlias , List theCoords , List theDomain , PDFFunction theFunction , List theExte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DFShading.PDFShading( int theShadingType , PDFDeviceColorSpace theColorSpace , List theBackground , List theBBox , boolean theAntiAlias , List theDomain , List theMatrix , PDFFunction the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DFShading.toPDFString( )</text:p>
          </table:table-cell>
          <table:table-cell office:value-type="float" office:value="38">
            <text:p text:style-name="Table_20_Contents">38</text:p>
          </table:table-cell>
          <table:table-cell office:value-type="float" office:value="49">
            <text:p text:style-name="Table_20_Contents">49</text:p>
          </table:table-cell>
          <table:table-cell office:value-type="float" office:value="161">
            <text:p text:style-name="Table_20_Contents">161</text:p>
          </table:table-cell>
        </table:table-row>
        <table:table-row>
          <table:table-cell office:value-type="string">
            <text:p text:style-name="Table_20_Contents">PDFShading.PDFShading( int theShadingType , PDFDeviceColorSpace theColorSpace , List theBackground , List theBBox , boolean theAntiAlias , int theBitsPerCoordinate , int theBitsPerComponent , List theDecode , int theVerticesPerRow , PDFFunction the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DFShading.PDFShading( int theShadingType , PDFDeviceColorSpace theColorSpace , List theBackground , List theBBox , boolean theAntiAlias , int theBitsPerCoordinate , int theBitsPerComponent , int theBitsPerFlag , List theDecode , PDFFunction the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DFShading.setNam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DFShading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